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variant="normal" fo:text-transform="none" fo:color="#000000" style:font-name="Calibri" fo:font-size="10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projet réseaux</text:p>
      <text:p text:style-name="P1"/>
      <text:p text:style-name="P2"><text:span text:style-name="T1">1 rapport au format pdf contenant titre/noms/introduction/explications/code complet (pas de fichier à part)/conclusion. Nom du fichier « Nom1_Nom2_Nom3_TP2.pdf ».</text:span> </text:p>
      <text:p text:style-name="P2"/>
      <text:p text:style-name="P2"><text:tab/></text:p>
      <text:p text:style-name="P2"><text:tab/>Nous avons développer lors de ce projet une communications entre deux processus en adoptant une architecture de type client/serveur. Nous avons ainsi écrits les codes correspondants aux deux applications, en langage C. Nous l'avons ecris selon deuc protocoles : le protocole UDP tout d'abord, puis TCP.</text:p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oriane Bedier</meta:initial-creator>
    <meta:creation-date>2020-12-26T14:50:33.80</meta:creation-date>
    <meta:document-statistic meta:table-count="0" meta:image-count="0" meta:object-count="0" meta:page-count="1" meta:paragraph-count="5" meta:word-count="69" meta:character-count="495"/>
    <dc:date>2020-12-26T17:28:55.32</dc:date>
    <dc:creator>Doriane Bedier</dc:creator>
    <meta:editing-duration>PT1H52M50S</meta:editing-duration>
    <meta:editing-cycles>1</meta:editing-cycles>
    <meta:generator>OpenOffice/4.1.7$Win32 OpenOffice.org_project/417m1$Build-9800</meta:generator>
  </office:meta>
</office:document-meta>
</file>